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A60000027E963FFC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352cm" draw:marker-end="Arrow" draw:marker-end-width="0.352cm" draw:fill="none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433cm" svg:x="1cm" svg:y="4.753cm">
          <draw:image xlink:href="Pictures/10000000000002A60000027E963FFC51.png" xlink:type="simple" xlink:show="embed" xlink:actuate="onLoad">
            <text:p/>
          </draw:image>
        </draw:frame>
        <draw:custom-shape draw:style-name="gr2" draw:text-style-name="P1" draw:layer="layout" svg:width="2.54cm" svg:height="1.27cm" svg:x="8.62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-0.27cm" svg:y1="19.415cm" svg:x2="8.62cm" svg:y2="19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1-17T12:03:04</dc:date>
    <dc:creator>Jay </dc:creator>
    <meta:document-statistic meta:object-count="3"/>
    <meta:generator>OpenOffice.org/3.2$Unix OpenOffice.org_project/320m19$Build-9505</meta:generator>
  </office:meta>
</office:document-meta>
</file>